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1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15:41:19.97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16:31:34.528000000</dc:date>
    <meta:editing-duration>P1DT5H42M47S</meta:editing-duration>
    <meta:editing-cycles>1077</meta:editing-cycles>
    <meta:generator>LibreOffice/5.2.5.1$Windows_x86 LibreOffice_project/0312e1a284a7d50ca85a365c316c7abbf20a4d22</meta:generator>
    <meta:document-statistic meta:table-count="3" meta:cell-count="121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Obj.getCellByPosition( foreignkeycategoryColumn_2upObj, row_2upObj ).String = "stateMachines"
							oSheet_2upObj.getCellByPosition( fullpathColumn_2upObj, row_2upObj ).String = VLookup( foreignKey_statemachine, oStatemachinesSheet_1view, 2, 5 )
						ElseIf "-1" = foreignKeyTokens(4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5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
							oSheet_2upObj.getCellByPosition( fullpathtransitionColumn_2upObj, row_2upObj ).String = foreignKeyTokens( 3 )
						End If

						If "-1" &lt;&gt; foreignKeyTokens( 4 ) Then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ullpathColumn_2upd = 1
	Const fullpathtransitionColumn_2upd = 2
	Const fullpathconditionColumn_2upd = 3
	Const fullpathpropertynameColumn_2upd = 4
	Const nameColumn_2upd = 5
	Const oldColumn_2upd = 6
	Const newColumn_2upd = 7
	Const deleteColumn_2upd = 8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,#Fullpath,#FullpathTransition,#FullpathCondition,#FullpathPropertyname,#Name,#Old,#New,#Delete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